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2.338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table:table-cell table:style-name="Default" office:value-type="string" calcext:value-type="string">
            <text:p>Oferta: vehículo incluye cancelación sin cargos adicionales.</text:p>
          </table:table-cell>
          <table:table-cell table:number-columns-repeated="2"/>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table:table-cell table:style-name="ce9" office:value-type="string" calcext:value-type="string">
            <text:p>Además la oferta incluye la posibilidad de solicitar la cancelación de la reserva 48 horas antes de la recogida, sin costo alguno.</text:p>
          </table:table-cell>
          <table:table-cell table:number-columns-repeated="2"/>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 Booking reference: {G1} &lt;br&gt; Vehicle: {D1} or similar &lt;br&gt; Pick-up date: {E1}-{E3} &lt;br&gt; Return date: {F1}-{E4} &lt;br&gt; Number of child seats: {D2} &lt;br&gt; Number of child boosters: {D3} &lt;br&gt;&lt;br&gt; If you need to contact us with any queries or information about your booking, our email address is {H1}. &lt;br&gt;&lt;br&gt;&lt;br&gt;&lt;hr&gt;{C1}&lt;br&gt; {H1}&lt;br&gt; {J1}&lt;br&gt; {K1}&lt;br&gt;</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E3} <text:s text:c="4"/>&lt;br&gt; <text:s text:c="4"/>Fecha de Devolución: {F1}-{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 Localizzatore: {G1} &lt;br&gt; Veicolo: {D1} o simile &lt;br&gt; Data di ritiro: {E1}-{E3} &lt;br&gt; Data di ritorno: {F1}-{E4} &lt;br&gt; Numero di posti per bambini: {D2} &lt;br&gt; Numero di posti per bambini: {D3} &lt;br&gt;&lt;br&gt; Se hai bisogno di contattarci per qualsiasi domanda o informazione sulla tua prenotazione, il nostro indirizzo e-mail è {H1}. &lt;br&gt;&lt;br&gt;&lt;br&gt;&lt;hr&gt;{C1}&lt;br&gt; {H1}&lt;br&gt; {J1}&lt;br&gt; {K1}&lt;br&gt;</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Die Details Ihrer Buchung sind: &lt;br&gt;&lt;br&gt; Locator: {G1} &lt;br&gt; Fahrzeug: {D1} oder ähnlich &lt;br&gt; Abholdatum: {E1}-{E3} &lt;br&gt; Rückgabedatum: {F1}-{E4} &lt;br&gt; Anzahl der Kindersitze: {D2} &lt;br&gt; Anzahl der Kindersitze: {D3} &lt;br&gt;&lt;br&gt; Wenn Sie uns für Fragen oder Informationen zu Ihrer Buchung kontaktieren müssen, lautet unsere E-Mail Adresse {H1}. &lt;br&gt;&lt;br&gt;&lt;br&gt;&lt;hr&gt;{C1}&lt;br&gt; {H1}&lt;br&gt; {J1}&lt;br&gt; {K1}&lt;br&gt;</text:p>
          </table:table-cell>
        </table:table-row>
        <table:table-row table:style-name="ro1">
          <table:table-cell office:value-type="string" calcext:value-type="string">
            <text:p>reserva_confirmacion</text:p>
          </table:table-cell>
          <table:table-cell/>
          <table:table-cell table:style-name="Default" office:value-type="string" calcext:value-type="string">
            <text:p>Hola {A1}, &lt;br&gt; Una vez más, gracias por elegir RentCarMallorca. &lt;br&gt; Le informamos que su reserva de {D1} <text:s/>o similar, entre las fechas de {E1}-{E3} / {F1}-{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E3} &lt;br&gt; Fecha de Devolución: {F1}-{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table:number-columns-repeated="2"/>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table:table-cell table:style-name="ce9" office:value-type="string" calcext:value-type="string">
            <text:p>Confirmación de reserva con localizador</text:p>
          </table:table-cell>
          <table:table-cell/>
          <table:table-cell table:style-name="ce12"/>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table:number-columns-repeated="2"/>
        </table:table-row>
        <table:table-row table:style-name="ro15">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number-rows-repeated="20">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9">00/00/0000</text:date>, <text:time style:data-style-name="N2" text:time-value="12:50:21.38765383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9T12:57:39.879115847</dc:date>
    <meta:editing-duration>P3DT17H50M42S</meta:editing-duration>
    <meta:editing-cycles>179</meta:editing-cycles>
    <meta:generator>LibreOffice/7.1.4.2$Linux_X86_64 LibreOffice_project/10$Build-2</meta:generator>
    <meta:document-statistic meta:table-count="1" meta:cell-count="1608" meta:object-count="0"/>
  </office:meta>
</office:document-meta>
</file>